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/>
    </style:style>
    <style:style style:name="P2" style:parent-style-name="Normalny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justify" fo:line-height="150%"/>
    </style:style>
    <style:style style:name="P3" style:parent-style-name="Normalny" style:family="paragraph">
      <style:paragraph-properties fo:text-align="justify" fo:line-height="150%"/>
    </style:style>
    <style:style style:name="T4" style:parent-style-name="Domyślnaczcionkaakapitu" style:family="text">
      <style:text-properties fo:font-style="italic" style:font-style-asian="italic"/>
    </style:style>
    <style:style style:name="T5" style:parent-style-name="Domyślnaczcionkaakapitu" style:family="text">
      <style:text-properties fo:font-style="italic" style:font-style-asian="italic"/>
    </style:style>
    <style:style style:name="T6" style:parent-style-name="Domyślnaczcionkaakapitu" style:family="text">
      <style:text-properties fo:font-style="italic" style:font-style-asian="italic"/>
    </style:style>
    <style:style style:name="T7" style:parent-style-name="Domyślnaczcionkaakapitu" style:family="text">
      <style:text-properties fo:font-style="italic" style:font-style-asian="italic"/>
    </style:style>
    <style:style style:name="T8" style:parent-style-name="Domyślnaczcionkaakapitu" style:family="text">
      <style:text-properties fo:font-style="italic" style:font-style-asian="italic"/>
    </style:style>
    <style:style style:name="T9" style:parent-style-name="Domyślnaczcionkaakapitu" style:family="text">
      <style:text-properties fo:font-style="italic" style:font-style-asian="italic"/>
    </style:style>
    <style:style style:name="T10" style:parent-style-name="Domyślnaczcionkaakapitu" style:family="text">
      <style:text-properties fo:font-style="italic" style:font-style-asian="italic"/>
    </style:style>
    <style:style style:name="T11" style:parent-style-name="Domyślnaczcionkaakapitu" style:family="text">
      <style:text-properties fo:font-style="italic" style:font-style-asian="italic"/>
    </style:style>
    <style:style style:name="T12" style:parent-style-name="Domyślnaczcionkaakapitu" style:family="text">
      <style:text-properties fo:font-style="italic" style:font-style-asian="italic"/>
    </style:style>
    <style:style style:name="T13" style:parent-style-name="Domyślnaczcionkaakapitu" style:family="text">
      <style:text-properties fo:font-style="italic" style:font-style-asian="italic"/>
    </style:style>
    <style:style style:name="T14" style:parent-style-name="Domyślnaczcionkaakapitu" style:family="text">
      <style:text-properties fo:font-style="italic" style:font-style-asian="italic"/>
    </style:style>
    <style:style style:name="T15" style:parent-style-name="Domyślnaczcionkaakapitu" style:family="text">
      <style:text-properties fo:font-style="italic" style:font-style-asian="italic"/>
    </style:style>
    <style:style style:name="T16" style:parent-style-name="Domyślnaczcionkaakapitu" style:family="text">
      <style:text-properties fo:font-style="italic" style:font-style-asian="italic"/>
    </style:style>
    <style:style style:name="T17" style:parent-style-name="Domyślnaczcionkaakapitu" style:family="text">
      <style:text-properties fo:font-style="italic" style:font-style-asian="italic"/>
    </style:style>
    <style:style style:name="P18" style:parent-style-name="Normalny" style:family="paragraph">
      <style:paragraph-properties fo:text-align="justify" fo:line-height="150%"/>
    </style:style>
    <style:style style:name="P19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font-style="italic" style:font-style-asian="italic"/>
    </style:style>
    <style:style style:name="P20" style:parent-style-name="Normalny" style:family="paragraph">
      <style:paragraph-properties fo:text-align="justify" fo:line-height="150%"/>
    </style:style>
    <style:style style:name="P21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T22" style:parent-style-name="Domyślnaczcionkaakapitu" style:family="text">
      <style:text-properties fo:font-style="italic" style:font-style-asian="italic"/>
    </style:style>
    <style:style style:name="T23" style:parent-style-name="Domyślnaczcionkaakapitu" style:family="text">
      <style:text-properties fo:font-style="italic" style:font-style-asian="italic"/>
    </style:style>
    <style:style style:name="T24" style:parent-style-name="Domyślnaczcionkaakapitu" style:family="text">
      <style:text-properties fo:font-style="italic" style:font-style-asian="italic"/>
    </style:style>
    <style:style style:name="P25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T26" style:parent-style-name="Domyślnaczcionkaakapitu" style:family="text">
      <style:text-properties fo:font-style="italic" style:font-style-asian="italic"/>
    </style:style>
    <style:style style:name="P27" style:parent-style-name="Normalny" style:family="paragraph">
      <style:paragraph-properties fo:text-align="justify" fo:line-height="150%"/>
    </style:style>
    <style:style style:name="P28" style:parent-style-name="Normalny" style:family="paragraph">
      <style:paragraph-properties fo:text-align="justify" fo:line-height="150%"/>
    </style:style>
    <style:style style:name="T29" style:parent-style-name="Domyślnaczcionkaakapitu" style:family="text">
      <style:text-properties fo:font-style="italic" style:font-style-asian="italic"/>
    </style:style>
    <style:style style:name="T30" style:parent-style-name="Domyślnaczcionkaakapitu" style:family="text">
      <style:text-properties fo:font-style="italic" style:font-style-asian="italic"/>
    </style:style>
    <style:style style:name="T31" style:parent-style-name="Domyślnaczcionkaakapitu" style:family="text">
      <style:text-properties fo:font-style="italic" style:font-style-asian="italic"/>
    </style:style>
    <style:style style:name="T32" style:parent-style-name="Domyślnaczcionkaakapitu" style:family="text">
      <style:text-properties fo:font-style="italic" style:font-style-asian="italic"/>
    </style:style>
    <style:style style:name="P33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P34" style:parent-style-name="Normalny" style:family="paragraph">
      <style:paragraph-properties fo:text-align="justify" fo:line-height="150%"/>
    </style:style>
    <style:style style:name="P35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T36" style:parent-style-name="Domyślnaczcionkaakapitu" style:family="text">
      <style:text-properties fo:font-style="italic" style:font-style-asian="italic"/>
    </style:style>
    <style:style style:name="T37" style:parent-style-name="Domyślnaczcionkaakapitu" style:family="text">
      <style:text-properties fo:font-style="italic" style:font-style-asian="italic"/>
    </style:style>
    <style:style style:name="T38" style:parent-style-name="Domyślnaczcionkaakapitu" style:family="text">
      <style:text-properties fo:font-style="italic" style:font-style-asian="italic"/>
    </style:style>
    <style:style style:name="T39" style:parent-style-name="Domyślnaczcionkaakapitu" style:family="text">
      <style:text-properties fo:font-style="italic" style:font-style-asian="italic"/>
    </style:style>
    <style:style style:name="P40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P41" style:parent-style-name="Normalny" style:family="paragraph">
      <style:paragraph-properties fo:text-align="justify" fo:line-height="150%"/>
    </style:style>
    <style:style style:name="P42" style:parent-style-name="Normalny" style:family="paragraph">
      <style:paragraph-properties fo:text-align="justify" fo:line-height="150%"/>
    </style:style>
    <style:style style:name="T43" style:parent-style-name="Domyślnaczcionkaakapitu" style:family="text">
      <style:text-properties fo:font-style="italic" style:font-style-asian="italic"/>
    </style:style>
    <style:style style:name="T44" style:parent-style-name="Domyślnaczcionkaakapitu" style:family="text">
      <style:text-properties fo:font-style="italic" style:font-style-asian="italic"/>
    </style:style>
    <style:style style:name="P45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P46" style:parent-style-name="Normalny" style:family="paragraph">
      <style:paragraph-properties fo:text-align="justify" fo:line-height="150%"/>
    </style:style>
    <style:style style:name="P47" style:parent-style-name="Normalny" style:family="paragraph">
      <style:paragraph-properties fo:text-align="justify" fo:line-height="150%"/>
    </style:style>
    <style:style style:name="T48" style:parent-style-name="Domyślnaczcionkaakapitu" style:family="text">
      <style:text-properties fo:font-style="italic" style:font-style-asian="italic"/>
    </style:style>
    <style:style style:name="T49" style:parent-style-name="Domyślnaczcionkaakapitu" style:family="text">
      <style:text-properties fo:font-style="italic" style:font-style-asian="italic"/>
    </style:style>
    <style:style style:name="T50" style:parent-style-name="Domyślnaczcionkaakapitu" style:family="text">
      <style:text-properties fo:font-style="italic" style:font-style-asian="italic"/>
    </style:style>
    <style:style style:name="P51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P52" style:parent-style-name="Normalny" style:family="paragraph">
      <style:paragraph-properties fo:text-align="justify" fo:line-height="150%"/>
    </style:style>
    <style:style style:name="P53" style:parent-style-name="Normalny" style:family="paragraph">
      <style:paragraph-properties fo:text-align="justify" fo:line-height="150%"/>
    </style:style>
    <style:style style:name="T54" style:parent-style-name="Domyślnaczcionkaakapitu" style:family="text">
      <style:text-properties fo:font-style="italic" style:font-style-asian="italic"/>
    </style:style>
    <style:style style:name="T55" style:parent-style-name="Domyślnaczcionkaakapitu" style:family="text">
      <style:text-properties fo:font-style="italic" style:font-style-asian="italic"/>
    </style:style>
    <style:style style:name="P56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P57" style:parent-style-name="Normalny" style:family="paragraph">
      <style:paragraph-properties fo:text-align="justify" fo:line-height="150%"/>
    </style:style>
    <style:style style:name="P58" style:parent-style-name="Normalny" style:family="paragraph">
      <style:paragraph-properties fo:text-align="justify" fo:line-height="150%"/>
    </style:style>
    <style:style style:name="T59" style:parent-style-name="Domyślnaczcionkaakapitu" style:family="text">
      <style:text-properties fo:font-style="italic" style:font-style-asian="italic"/>
    </style:style>
    <style:style style:name="T60" style:parent-style-name="Domyślnaczcionkaakapitu" style:family="text">
      <style:text-properties fo:font-style="italic" style:font-style-asian="italic"/>
    </style:style>
    <style:style style:name="T61" style:parent-style-name="Domyślnaczcionkaakapitu" style:family="text">
      <style:text-properties fo:font-style="italic" style:font-style-asian="italic"/>
    </style:style>
    <style:style style:name="P62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T63" style:parent-style-name="Domyślnaczcionkaakapitu" style:family="text">
      <style:text-properties fo:font-style="italic" style:font-style-asian="italic"/>
    </style:style>
    <style:style style:name="P64" style:parent-style-name="Normalny" style:family="paragraph">
      <style:paragraph-properties fo:text-align="justify" fo:line-height="150%"/>
    </style:style>
    <style:style style:name="P65" style:parent-style-name="Normalny" style:family="paragraph">
      <style:paragraph-properties fo:text-align="justify" fo:line-height="150%"/>
    </style:style>
    <style:style style:name="T66" style:parent-style-name="Domyślnaczcionkaakapitu" style:family="text">
      <style:text-properties fo:font-style="italic" style:font-style-asian="italic"/>
    </style:style>
    <style:style style:name="T67" style:parent-style-name="Domyślnaczcionkaakapitu" style:family="text">
      <style:text-properties fo:font-style="italic" style:font-style-asian="italic"/>
    </style:style>
    <style:style style:name="P68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P69" style:parent-style-name="Normalny" style:family="paragraph">
      <style:paragraph-properties fo:text-align="justify" fo:line-height="150%"/>
    </style:style>
    <style:style style:name="P70" style:parent-style-name="Normalny" style:family="paragraph">
      <style:paragraph-properties fo:text-align="justify" fo:line-height="150%"/>
    </style:style>
    <style:style style:name="T71" style:parent-style-name="Domyślnaczcionkaakapitu" style:family="text">
      <style:text-properties fo:font-style="italic" style:font-style-asian="italic"/>
    </style:style>
    <style:style style:name="T72" style:parent-style-name="Domyślnaczcionkaakapitu" style:family="text">
      <style:text-properties fo:font-style="italic" style:font-style-asian="italic"/>
    </style:style>
    <style:style style:name="T73" style:parent-style-name="Domyślnaczcionkaakapitu" style:family="text">
      <style:text-properties fo:font-style="italic" style:font-style-asian="italic"/>
    </style:style>
    <style:style style:name="T74" style:parent-style-name="Domyślnaczcionkaakapitu" style:family="text">
      <style:text-properties fo:font-style="italic" style:font-style-asian="italic"/>
    </style:style>
    <style:style style:name="T75" style:parent-style-name="Domyślnaczcionkaakapitu" style:family="text">
      <style:text-properties fo:font-style="italic" style:font-style-asian="italic"/>
    </style:style>
    <style:style style:name="T76" style:parent-style-name="Domyślnaczcionkaakapitu" style:family="text">
      <style:text-properties fo:font-style="italic" style:font-style-asian="italic"/>
    </style:style>
    <style:style style:name="T77" style:parent-style-name="Domyślnaczcionkaakapitu" style:family="text">
      <style:text-properties fo:font-style="italic" style:font-style-asian="italic"/>
    </style:style>
    <style:style style:name="T78" style:parent-style-name="Domyślnaczcionkaakapitu" style:family="text">
      <style:text-properties fo:font-style="italic" style:font-style-asian="italic"/>
    </style:style>
    <style:style style:name="T79" style:parent-style-name="Domyślnaczcionkaakapitu" style:family="text">
      <style:text-properties fo:font-style="italic" style:font-style-asian="italic"/>
    </style:style>
    <style:style style:name="T80" style:parent-style-name="Domyślnaczcionkaakapitu" style:family="text">
      <style:text-properties fo:font-style="italic" style:font-style-asian="italic"/>
    </style:style>
    <style:style style:name="T81" style:parent-style-name="Domyślnaczcionkaakapitu" style:family="text">
      <style:text-properties fo:font-style="italic" style:font-style-asian="italic"/>
    </style:style>
    <style:style style:name="T82" style:parent-style-name="Domyślnaczcionkaakapitu" style:family="text">
      <style:text-properties fo:font-style="italic" style:font-style-asian="italic"/>
    </style:style>
    <style:style style:name="T83" style:parent-style-name="Domyślnaczcionkaakapitu" style:family="text">
      <style:text-properties fo:font-style="italic" style:font-style-asian="italic"/>
    </style:style>
    <style:style style:name="T84" style:parent-style-name="Domyślnaczcionkaakapitu" style:family="text">
      <style:text-properties fo:font-style="italic" style:font-style-asian="italic"/>
    </style:style>
    <style:style style:name="T85" style:parent-style-name="Domyślnaczcionkaakapitu" style:family="text">
      <style:text-properties fo:font-style="italic" style:font-style-asian="italic"/>
    </style:style>
    <style:style style:name="T86" style:parent-style-name="Domyślnaczcionkaakapitu" style:family="text">
      <style:text-properties fo:font-style="italic" style:font-style-asian="italic"/>
    </style:style>
    <style:style style:name="T87" style:parent-style-name="Domyślnaczcionkaakapitu" style:family="text">
      <style:text-properties fo:font-style="italic" style:font-style-asian="italic"/>
    </style:style>
    <style:style style:name="T88" style:parent-style-name="Domyślnaczcionkaakapitu" style:family="text">
      <style:text-properties fo:font-style="italic" style:font-style-asian="italic"/>
    </style:style>
    <style:style style:name="T89" style:parent-style-name="Domyślnaczcionkaakapitu" style:family="text">
      <style:text-properties fo:font-style="italic" style:font-style-asian="italic"/>
    </style:style>
    <style:style style:name="T90" style:parent-style-name="Domyślnaczcionkaakapitu" style:family="text">
      <style:text-properties fo:font-style="italic" style:font-style-asian="italic"/>
    </style:style>
    <style:style style:name="T91" style:parent-style-name="Domyślnaczcionkaakapitu" style:family="text">
      <style:text-properties fo:font-style="italic" style:font-style-asian="italic"/>
    </style:style>
    <style:style style:name="P92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P93" style:parent-style-name="Normalny" style:family="paragraph">
      <style:paragraph-properties fo:text-align="justify" fo:line-height="150%"/>
    </style:style>
    <style:style style:name="P94" style:parent-style-name="Normalny" style:family="paragraph">
      <style:paragraph-properties fo:text-align="justify" fo:line-height="150%"/>
    </style:style>
    <style:style style:name="T95" style:parent-style-name="Domyślnaczcionkaakapitu" style:family="text">
      <style:text-properties fo:font-style="italic" style:font-style-asian="italic"/>
    </style:style>
    <style:style style:name="T96" style:parent-style-name="Domyślnaczcionkaakapitu" style:family="text">
      <style:text-properties fo:font-style="italic" style:font-style-asian="italic"/>
    </style:style>
    <style:style style:name="P97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P98" style:parent-style-name="Normalny" style:family="paragraph">
      <style:paragraph-properties fo:text-align="justify" fo:line-height="150%"/>
    </style:style>
    <style:style style:name="P99" style:parent-style-name="Normalny" style:family="paragraph">
      <style:paragraph-properties fo:text-align="justify" fo:line-height="150%"/>
    </style:style>
    <style:style style:name="T100" style:parent-style-name="Domyślnaczcionkaakapitu" style:family="text">
      <style:text-properties fo:font-style="italic" style:font-style-asian="italic"/>
    </style:style>
    <style:style style:name="T101" style:parent-style-name="Domyślnaczcionkaakapitu" style:family="text">
      <style:text-properties fo:font-style="italic" style:font-style-asian="italic"/>
    </style:style>
    <style:style style:name="T102" style:parent-style-name="Domyślnaczcionkaakapitu" style:family="text">
      <style:text-properties fo:font-style="italic" style:font-style-asian="italic"/>
    </style:style>
    <style:style style:name="P103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P104" style:parent-style-name="Normalny" style:family="paragraph">
      <style:paragraph-properties fo:text-align="justify" fo:line-height="150%"/>
    </style:style>
    <style:style style:name="P105" style:parent-style-name="Normalny" style:family="paragraph">
      <style:paragraph-properties fo:text-align="justify" fo:line-height="150%"/>
    </style:style>
    <style:style style:name="T106" style:parent-style-name="Domyślnaczcionkaakapitu" style:family="text">
      <style:text-properties fo:font-style="italic" style:font-style-asian="italic"/>
    </style:style>
    <style:style style:name="T107" style:parent-style-name="Domyślnaczcionkaakapitu" style:family="text">
      <style:text-properties fo:font-style="italic" style:font-style-asian="italic"/>
    </style:style>
    <style:style style:name="P108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P109" style:parent-style-name="Normalny" style:family="paragraph">
      <style:paragraph-properties fo:text-align="justify" fo:line-height="150%"/>
    </style:style>
    <style:style style:name="P110" style:parent-style-name="Normalny" style:family="paragraph">
      <style:paragraph-properties fo:text-align="justify" fo:line-height="150%"/>
    </style:style>
    <style:style style:name="T111" style:parent-style-name="Domyślnaczcionkaakapitu" style:family="text">
      <style:text-properties fo:font-style="italic" style:font-style-asian="italic"/>
    </style:style>
    <style:style style:name="T112" style:parent-style-name="Domyślnaczcionkaakapitu" style:family="text">
      <style:text-properties fo:font-style="italic" style:font-style-asian="italic"/>
    </style:style>
    <style:style style:name="T113" style:parent-style-name="Domyślnaczcionkaakapitu" style:family="text">
      <style:text-properties fo:font-style="italic" style:font-style-asian="italic"/>
    </style:style>
    <style:style style:name="T114" style:parent-style-name="Domyślnaczcionkaakapitu" style:family="text">
      <style:text-properties fo:font-style="italic" style:font-style-asian="italic"/>
    </style:style>
    <style:style style:name="P115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P116" style:parent-style-name="Normalny" style:family="paragraph">
      <style:paragraph-properties fo:text-align="justify" fo:line-height="150%"/>
    </style:style>
    <style:style style:name="P117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T118" style:parent-style-name="Domyślnaczcionkaakapitu" style:family="text">
      <style:text-properties fo:font-style="italic" style:font-style-asian="italic"/>
    </style:style>
    <style:style style:name="T119" style:parent-style-name="Domyślnaczcionkaakapitu" style:family="text">
      <style:text-properties fo:font-style="italic" style:font-style-asian="italic"/>
    </style:style>
    <style:style style:name="T120" style:parent-style-name="Domyślnaczcionkaakapitu" style:family="text">
      <style:text-properties fo:font-style="italic" style:font-style-asian="italic"/>
    </style:style>
    <style:style style:name="T121" style:parent-style-name="Domyślnaczcionkaakapitu" style:family="text">
      <style:text-properties fo:font-style="italic" style:font-style-asian="italic"/>
    </style:style>
    <style:style style:name="T122" style:parent-style-name="Domyślnaczcionkaakapitu" style:family="text">
      <style:text-properties fo:font-style="italic" style:font-style-asian="italic"/>
    </style:style>
    <style:style style:name="T123" style:parent-style-name="Domyślnaczcionkaakapitu" style:family="text">
      <style:text-properties fo:font-style="italic" style:font-style-asian="italic"/>
    </style:style>
    <style:style style:name="T124" style:parent-style-name="Domyślnaczcionkaakapitu" style:family="text">
      <style:text-properties fo:font-style="italic" style:font-style-asian="italic"/>
    </style:style>
  </office:automatic-styles>
  <office:body>
    <office:text text:use-soft-page-breaks="true">
      <text:p text:style-name="P1">Wymagania CRC</text:p>
      <text:p text:style-name="Normalny"/>
      <text:p text:style-name="P2">&lt;Klient&gt; ::= &lt;Odpowiedzialności Klienta&gt; &lt;Współpracownicy Klienta&gt;</text:p>
      <text:p text:style-name="P3">&lt;Odpowiedzialności Klienta&gt; ::=<text:s/><text:span text:style-name="T4">Kupuje Bilet</text:span><text:span text:style-name="T5">.</text:span><text:span text:style-name="T6"><text:s/></text:span>|<text:s/><text:span text:style-name="T7">Rejestruje się</text:span><text:span text:style-name="T8">.</text:span><text:s/>|<text:s/><text:span text:style-name="T9">Loguje się</text:span><text:span text:style-name="T10">.</text:span><text:s/>|<text:s/><text:span text:style-name="T11">Składa Reklamację</text:span><text:span text:style-name="T12">.</text:span><text:s/>|<text:s/><text:span text:style-name="T13">Uzyskuje informację o Rozkładzie Jazdy</text:span><text:span text:style-name="T14">.</text:span><text:span text:style-name="T15"><text:s/></text:span>|<text:s/><text:span text:style-name="T16">Zaprasza znajomych do skorzystania z systemu</text:span><text:span text:style-name="T17">.</text:span></text:p>
      <text:p text:style-name="P18">&lt;Współpracownicy Klienta&gt; ::= &lt;Bilet&gt; &lt;Reklamacja&gt; &lt;Rozkład Jazdy&gt;</text:p>
      <text:p text:style-name="P19">&lt;Bilet&gt; opisany w Słowniku</text:p>
      <text:p text:style-name="P20">&lt;Reklamacja&gt; ::= &lt;Odpowiedzialności Reklamacji&gt;<text:s/>&lt;Współpracownicy Reklamacji&gt;</text:p>
      <text:p text:style-name="P21">&lt;Odpowiedzialności Reklamacji&gt; ::=<text:s/><text:span text:style-name="T22">Zawiera: treść, status oraz informację zwrotną</text:span><text:span text:style-name="T23">.</text:span><text:s/>| <text:s/><text:span text:style-name="T24">Udostępnia treść, status oraz informację zwrotną.</text:span></text:p>
      <text:p text:style-name="P25">&lt;Współpracownicy Reklamacji&gt; ::=<text:s/><text:span text:style-name="T26">brak</text:span></text:p>
      <text:p text:style-name="P27">&lt;Pracownik Obsługi Klienta&gt; ::= &lt;Odpowiedzialności Pracownika Obsługi Klienta&gt; &lt;Współpracownicy Pracownika Obsługi Klienta&gt;</text:p>
      <text:p text:style-name="P28">&lt;Odpowiedzialności Pracownika Obsługi Klienta&gt; ::=<text:s/><text:span text:style-name="T29">Rozpatruje reklamacje.</text:span><text:s/>|<text:s/><text:span text:style-name="T30">Informuje o promocjach</text:span><text:span text:style-name="T31">.</text:span><text:s/>|<text:s/><text:span text:style-name="T32">Wysyła maila do Klienta.</text:span></text:p>
      <text:p text:style-name="P33">&lt;Współpracownicy Pracownika Obsługi Klienta&gt; ::= &lt;Reklamacja&gt; &lt;Klient&gt;</text:p>
      <text:p text:style-name="P34">&lt;Rozkład Jazdy&gt; ::= &lt;Odpowiedzialności Rozkładu Jazdy&gt; &lt;Współpracownicy Rozkładu Jazdy&gt;</text:p>
      <text:p text:style-name="P35">&lt;Odpowiedzialności Rozkładu Jazdy&gt; ::=<text:s/><text:span text:style-name="T36">Zawiera</text:span><text:span text:style-name="T37"><text:s/></text:span><text:span text:style-name="T38">przypisany Kurs, przypisany Przystanek, czas przyjazdu oraz czas odjazdu.</text:span><text:s/>|<text:s/><text:span text:style-name="T39">Udostępnia Kurs, Przystanek, czas przyjazdu oraz czas odjazdu.</text:span></text:p>
      <text:p text:style-name="P40">&lt;Współpracownicy Rozkładu Jazdy&gt; ::=<text:s/>&lt;Kurs&gt; &lt;Przystanek&gt;</text:p>
      <text:p text:style-name="P41">&lt;Kurs&gt; ::= &lt;Odpowiedzialności Kursu&gt; &lt;Współpracownicy Kursu&gt;</text:p>
      <text:p text:style-name="P42">&lt;Odpowiedzialności Kursu&gt; ::=<text:s/><text:span text:style-name="T43">Zawiera przypisany Pojazd oraz Trasę.<text:s/></text:span>|<text:s/><text:span text:style-name="T44">Udostępnia Pojazd oraz Trasę.</text:span></text:p>
      <text:p text:style-name="P45">&lt;Współpracownicy Kursu&gt; ::= &lt;Trasa&gt; &lt;Pojazd&gt;</text:p>
      <text:p text:style-name="P46">&lt;Kierowca&gt; ::= &lt;Odpowiedzialności Kierowcy&gt; &lt;Współpracownicy Kierowcy&gt;</text:p>
      <text:p text:style-name="P47">&lt;Odpowiedzialności Kierowcy&gt; ::=<text:s/><text:span text:style-name="T48">Zgłasza usterkę.</text:span><text:span text:style-name="T49"><text:s/></text:span>|<text:s/><text:span text:style-name="T50">Sprawdza status prac naprawczych.</text:span></text:p>
      <text:p text:style-name="P51">&lt;Współpracownicy Kierowcy&gt; ::= &lt;Usterka&gt; &lt;Pojazd&gt; &lt;Praca Naprawcza&gt;</text:p>
      <text:soft-page-break/>
      <text:p text:style-name="P52">&lt;Usterka&gt; ::= &lt;Odpowiedzialności Usterki&gt; &lt;Współpracownicy Usterki&gt;</text:p>
      <text:p text:style-name="P53">&lt;Odpowiedzialności Usterki&gt; ::=<text:s/><text:span text:style-name="T54">Zawiera słowną informację o usterce oraz przypisaną Pracę Naprawczą</text:span><text:span text:style-name="T55"><text:s/>oraz przypisanego Mechanika</text:span>.</text:p>
      <text:p text:style-name="P56">&lt;Współpracownicy Usterki&gt; ::= &lt;Praca Naprawcza&gt;</text:p>
      <text:p text:style-name="P57">&lt;Praca Naprawcza&gt; ::= &lt;Odpowiedzialności Pracy Naprawczej&gt; &lt;Współpracownicy Pracy Naprawczej&gt;</text:p>
      <text:p text:style-name="P58">&lt;Odpowiedzialności Pracy Naprawczej&gt;<text:s/>::=<text:s/><text:span text:style-name="T59">Zawiera status.<text:s/></text:span>|<text:s/><text:span text:style-name="T60">Udostępnia status</text:span><text:span text:style-name="T61">.</text:span></text:p>
      <text:p text:style-name="P62">&lt;Współpracownicy Pracy Naprawczej&gt;<text:s/>::=<text:s/><text:span text:style-name="T63">brak</text:span></text:p>
      <text:p text:style-name="P64">&lt;Mechanik&gt; ::= &lt;Odpowiedzialności Mechanika&gt; &lt;Współpracownicy Mechanika&gt;</text:p>
      <text:p text:style-name="P65">&lt;Odpowiedzialności Mechanika&gt; ::=<text:s/><text:span text:style-name="T66">Ustawia status Pracy Naprawczej.</text:span><text:s/>|<text:s/><text:span text:style-name="T67">Usuwa Usterkę.</text:span></text:p>
      <text:p text:style-name="P68">&lt;Współpracownicy Mechanika&gt; ::=<text:s/>&lt;Praca Naprawcza&gt; &lt;Pojazd&gt; &lt;Usterka&gt;</text:p>
      <text:p text:style-name="P69">&lt;Administrator&gt; ::=<text:s/>&lt;Odpowiedzialności Administratora&gt; &lt;Współpracownicy Administratora&gt;</text:p>
      <text:p text:style-name="P70">&lt;Odpowiedzialności Administratora&gt; ::=<text:s/><text:span text:style-name="T71">Dodaje oraz usuwa pracowników.</text:span><text:span text:style-name="T72"><text:s/></text:span>|<text:span text:style-name="T73"><text:s/>Usuwa klientów.</text:span><text:span text:style-name="T74"><text:s/></text:span>|<text:span text:style-name="T75"><text:s/>Dodaje Pojazd do Floty Pojazdów.<text:s/></text:span>|<text:span text:style-name="T76"><text:s/></text:span><text:span text:style-name="T77">Usuwa Pojazd z Floty Pojazdów.</text:span><text:span text:style-name="T78"><text:s/></text:span>|<text:s/><text:span text:style-name="T79">Dodaje<text:s/></text:span><text:span text:style-name="T80">oraz usuwa<text:s/></text:span><text:span text:style-name="T81">trasę.</text:span><text:span text:style-name="T82"><text:s/></text:span>|<text:span text:style-name="T83"><text:s/></text:span><text:span text:style-name="T84">Dodaje Przystanek do Trasy.</text:span><text:span text:style-name="T85"><text:s/></text:span>|<text:span text:style-name="T86"><text:s/>Usuwa przystanek z Trasy.<text:s/></text:span>|<text:s/><text:span text:style-name="T87">Dodaje Pojazd do Kursu.</text:span><text:s/>|<text:s/><text:span text:style-name="T88">Usuwa Pojazd z Kursu.</text:span><text:s/>|<text:s/><text:span text:style-name="T89">Dodaje Rozkład Jazdy do Kursu.</text:span><text:span text:style-name="T90"><text:s/></text:span>|<text:s/><text:span text:style-name="T91">Dodaje Rozkład Jazdy do Przystanku.</text:span></text:p>
      <text:p text:style-name="P92">&lt;Współpracownicy Administratora&gt; ::=<text:s/>&lt;Pracownik&gt; &lt;Klient&gt; &lt;Flota Pojazdów&gt; &lt;Pojazd&gt; &lt;Trasa&gt; &lt;Przystanek&gt;<text:s/>&lt;Rozkład Jazdy&gt; &lt;Kurs&gt;</text:p>
      <text:p text:style-name="P93">&lt;Flota Pojazdów&gt; ::=<text:s/>&lt;Odpowiedzialności Floty Pojazdów&gt; &lt;Współpracownicy Floty Pojazdów&gt;</text:p>
      <text:p text:style-name="P94">&lt;Odpowiedzialności Floty Pojazdów&gt; ::=<text:s/><text:span text:style-name="T95">Zawiera Pojazdy.<text:s/></text:span>|<text:s/><text:span text:style-name="T96">Udostępnia Pojazdy</text:span>.</text:p>
      <text:p text:style-name="P97">&lt;Współpracownicy Floty Pojazdów&gt; ::= &lt;Pojazd&gt;</text:p>
      <text:p text:style-name="P98">&lt;Pojazd&gt; ::=<text:s/>&lt;Odpowiedzialności Pojazdu&gt; &lt;Współpracownicy Pojazdu&gt;</text:p>
      <text:p text:style-name="P99">&lt;Odpowiedzialności Pojazdu&gt; ::=<text:s/><text:span text:style-name="T100">Zawiera Układ Miejsc oraz Usterkę (opcjonalnie).</text:span><text:span text:style-name="T101"><text:s/></text:span>|<text:s/><text:span text:style-name="T102">Udostępnia Układ Miejsc oraz Usterkę.</text:span></text:p>
      <text:p text:style-name="P103">&lt;Współpracownicy Pojazdu&gt; ::= &lt;Układ Miejsc&gt; &lt;Usterka&gt;</text:p>
      <text:p text:style-name="P104">&lt;Układ Miejsc&gt; ::=<text:s/>&lt;Odpowiedzialności Układu Miejsc&gt; &lt;Współpracownicy Układu Miejsc&gt;</text:p>
      <text:p text:style-name="P105">&lt;Odpowiedzialności Układu Miejsc&gt; ::=<text:s/><text:span text:style-name="T106">Zawiera Miejsca.<text:s/></text:span>|<text:s/><text:span text:style-name="T107">Udostępnia Miejsca.</text:span></text:p>
      <text:soft-page-break/>
      <text:p text:style-name="P108">&lt;Współpracownicy Układu Miejsc&gt; ::=<text:s/>&lt;Miejsce&gt;</text:p>
      <text:p text:style-name="P109">&lt;Trasa&gt; ::=<text:s/>&lt;Odpowiedzialności Trasy&gt; &lt;Współpracownicy Trasy&gt;</text:p>
      <text:p text:style-name="P110">&lt;Odpowiedzialności Trasy&gt; ::=<text:s/><text:span text:style-name="T111">Zawiera przypisan</text:span><text:span text:style-name="T112">e</text:span><text:span text:style-name="T113"><text:s/>oraz Przystanki.</text:span><text:s/>|<text:s/><text:span text:style-name="T114">Udostępnia przypisane Przystanki.</text:span></text:p>
      <text:p text:style-name="P115">&lt;Współpracownicy Trasy&gt; ::=<text:s/>&lt;Przystanek&gt;</text:p>
      <text:p text:style-name="P116">&lt;Przystanek&gt; ::=<text:s/>&lt;Odpowiedzialności Przystanku&gt; &lt;Współpracownicy Przystanku&gt;</text:p>
      <text:p text:style-name="P117">&lt;Odpowiedzialności Przystanku&gt; ::=<text:s/><text:span text:style-name="T118">Zawiera nazwę oraz lokalizację.</text:span><text:s/>|<text:s/><text:span text:style-name="T119">Udostępnia<text:s/></text:span><text:span text:style-name="T120">nazwę oraz lokalizację.</text:span></text:p>
      <text:p text:style-name="Normalny">&lt;Ogłoszenie&gt; ::= &lt;Odpowiedzialności Ogłoszenia&gt; &lt;Współpracownicy Ogłoszenia&gt;</text:p>
      <text:p text:style-name="Normalny">&lt;Odpowiedzialności Ogłoszenia&gt; ::=<text:s/><text:span text:style-name="T121">Zawiera treść.<text:s/></text:span>|<text:s/><text:span text:style-name="T122">Umożliwia zmianę treści</text:span><text:span text:style-name="T123"><text:s/>Administratorowi</text:span><text:span text:style-name="T124">.</text:span></text:p>
      <text:p text:style-name="Normalny">&lt;Współpracownicy Ogłoszenia&gt; ::=<text:s/>&lt;Administrator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Stopka"/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in</meta:initial-creator>
    <dc:creator>Marcin</dc:creator>
    <meta:creation-date>2019-03-21T15:59:00Z</meta:creation-date>
    <dc:date>2019-03-21T15:59:00Z</dc:date>
    <meta:template xlink:href="Normal.dotm" xlink:type="simple"/>
    <meta:editing-cycles>2</meta:editing-cycles>
    <meta:editing-duration>PT60S</meta:editing-duration>
    <meta:document-statistic meta:page-count="3" meta:paragraph-count="8" meta:word-count="605" meta:character-count="4227" meta:row-count="30" meta:non-whitespace-character-count="3630"/>
  </office:meta>
</office:document-meta>
</file>